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16596" officeooo:paragraph-rsid="00016596"/>
    </style:style>
    <style:style style:name="P2" style:family="paragraph" style:parent-style-name="Standard">
      <style:text-properties officeooo:rsid="001741a5" officeooo:paragraph-rsid="001741a5"/>
    </style:style>
    <style:style style:name="P3" style:family="paragraph" style:parent-style-name="Standard">
      <style:text-properties officeooo:rsid="001b1b46" officeooo:paragraph-rsid="001b1b46"/>
    </style:style>
    <style:style style:name="P4" style:family="paragraph" style:parent-style-name="Standard">
      <style:text-properties officeooo:rsid="001cd07f" officeooo:paragraph-rsid="001cd07f"/>
    </style:style>
    <style:style style:name="P5" style:family="paragraph" style:parent-style-name="Standard">
      <style:text-properties officeooo:rsid="001d8cca" officeooo:paragraph-rsid="001d8cca"/>
    </style:style>
    <style:style style:name="P6" style:family="paragraph" style:parent-style-name="Standard">
      <style:text-properties officeooo:rsid="001f2ac6" officeooo:paragraph-rsid="001f2ac6"/>
    </style:style>
    <style:style style:name="P7" style:family="paragraph" style:parent-style-name="Standard" style:list-style-name="L1">
      <style:text-properties officeooo:rsid="00016596" officeooo:paragraph-rsid="00016596"/>
    </style:style>
    <style:style style:name="P8" style:family="paragraph" style:parent-style-name="Standard" style:list-style-name="L1">
      <style:text-properties officeooo:rsid="0014a85d" officeooo:paragraph-rsid="0014a85d"/>
    </style:style>
    <style:style style:name="P9" style:family="paragraph" style:parent-style-name="Standard" style:list-style-name="L1">
      <style:text-properties officeooo:rsid="0002ccef" officeooo:paragraph-rsid="0002ccef"/>
    </style:style>
    <style:style style:name="P10" style:family="paragraph" style:parent-style-name="Standard" style:list-style-name="L1">
      <style:text-properties officeooo:rsid="00042fad" officeooo:paragraph-rsid="00042fad"/>
    </style:style>
    <style:style style:name="P11" style:family="paragraph" style:parent-style-name="Standard" style:list-style-name="L1">
      <style:text-properties officeooo:rsid="0005a9dc" officeooo:paragraph-rsid="0005a9dc"/>
    </style:style>
    <style:style style:name="P12" style:family="paragraph" style:parent-style-name="Standard" style:list-style-name="L1">
      <style:text-properties officeooo:rsid="000c0397" officeooo:paragraph-rsid="000c0397"/>
    </style:style>
    <style:style style:name="P13" style:family="paragraph" style:parent-style-name="Standard" style:list-style-name="L1">
      <style:text-properties officeooo:rsid="00103914" officeooo:paragraph-rsid="00103914"/>
    </style:style>
    <style:style style:name="P14" style:family="paragraph" style:parent-style-name="Standard" style:list-style-name="L1">
      <style:text-properties officeooo:rsid="001652fb" officeooo:paragraph-rsid="001652fb"/>
    </style:style>
    <style:style style:name="P15" style:family="paragraph" style:parent-style-name="Standard" style:list-style-name="L1">
      <style:text-properties officeooo:rsid="001741a5" officeooo:paragraph-rsid="001741a5"/>
    </style:style>
    <style:style style:name="P16" style:family="paragraph" style:parent-style-name="Standard" style:list-style-name="L2">
      <style:text-properties officeooo:rsid="001b1b46" officeooo:paragraph-rsid="001b1b46"/>
    </style:style>
    <style:style style:name="P17" style:family="paragraph" style:parent-style-name="Standard" style:list-style-name="L2">
      <style:text-properties officeooo:rsid="001bc82b" officeooo:paragraph-rsid="001bc82b"/>
    </style:style>
    <style:style style:name="P18" style:family="paragraph" style:parent-style-name="Standard" style:list-style-name="L2">
      <style:text-properties officeooo:rsid="001c9e92" officeooo:paragraph-rsid="001c9e92"/>
    </style:style>
    <style:style style:name="P19" style:family="paragraph" style:parent-style-name="Standard" style:list-style-name="L2">
      <style:text-properties officeooo:rsid="001cd07f" officeooo:paragraph-rsid="001cd07f"/>
    </style:style>
    <style:style style:name="P20" style:family="paragraph" style:parent-style-name="Standard" style:list-style-name="L3">
      <style:text-properties officeooo:rsid="001d8cca" officeooo:paragraph-rsid="001d8cca"/>
    </style:style>
    <style:style style:name="P21" style:family="paragraph" style:parent-style-name="Standard" style:list-style-name="L4">
      <style:text-properties officeooo:rsid="001f2ac6" officeooo:paragraph-rsid="001f2ac6"/>
    </style:style>
    <style:style style:name="P22" style:family="paragraph" style:parent-style-name="Standard">
      <style:text-properties officeooo:rsid="002210fb" officeooo:paragraph-rsid="002210fb"/>
    </style:style>
    <style:style style:name="P23" style:family="paragraph" style:parent-style-name="Standard">
      <style:text-properties officeooo:rsid="002325d5" officeooo:paragraph-rsid="002325d5"/>
    </style:style>
    <style:style style:name="P24" style:family="paragraph" style:parent-style-name="Standard">
      <style:text-properties officeooo:rsid="002b13ee" officeooo:paragraph-rsid="0032b862"/>
    </style:style>
    <style:style style:name="P25" style:family="paragraph" style:parent-style-name="Standard" style:list-style-name="L5">
      <style:text-properties officeooo:paragraph-rsid="0032b862"/>
    </style:style>
    <style:style style:name="P26" style:family="paragraph" style:parent-style-name="Standard" style:list-style-name="L5">
      <style:text-properties officeooo:rsid="0032b862" officeooo:paragraph-rsid="0032b862"/>
    </style:style>
    <style:style style:name="P27" style:family="paragraph" style:parent-style-name="Standard">
      <style:text-properties officeooo:rsid="0032b862" officeooo:paragraph-rsid="0032b862"/>
    </style:style>
    <style:style style:name="P28" style:family="paragraph" style:parent-style-name="Standard">
      <style:text-properties officeooo:rsid="0034c684" officeooo:paragraph-rsid="0034c684"/>
    </style:style>
    <style:style style:name="P29" style:family="paragraph" style:parent-style-name="Standard">
      <style:text-properties officeooo:rsid="00359e08" officeooo:paragraph-rsid="00359e08"/>
    </style:style>
    <style:style style:name="P30" style:family="paragraph" style:parent-style-name="Standard" style:list-style-name="L6">
      <style:text-properties officeooo:rsid="00359e08" officeooo:paragraph-rsid="00359e08"/>
    </style:style>
    <style:style style:name="P31" style:family="paragraph" style:parent-style-name="Standard" style:list-style-name="L6">
      <style:text-properties officeooo:rsid="00371b0a" officeooo:paragraph-rsid="00371b0a"/>
    </style:style>
    <style:style style:name="T1" style:family="text">
      <style:text-properties officeooo:rsid="0002ccef"/>
    </style:style>
    <style:style style:name="T2" style:family="text">
      <style:text-properties officeooo:rsid="00042fad"/>
    </style:style>
    <style:style style:name="T3" style:family="text">
      <style:text-properties officeooo:rsid="00079722"/>
    </style:style>
    <style:style style:name="T4" style:family="text">
      <style:text-properties officeooo:rsid="000981e0"/>
    </style:style>
    <style:style style:name="T5" style:family="text">
      <style:text-properties officeooo:rsid="000a07c3"/>
    </style:style>
    <style:style style:name="T6" style:family="text">
      <style:text-properties officeooo:rsid="000d6ef9"/>
    </style:style>
    <style:style style:name="T7" style:family="text">
      <style:text-properties officeooo:rsid="000f158a"/>
    </style:style>
    <style:style style:name="T8" style:family="text">
      <style:text-properties officeooo:rsid="0010a77b"/>
    </style:style>
    <style:style style:name="T9" style:family="text">
      <style:text-properties officeooo:rsid="00112aa9"/>
    </style:style>
    <style:style style:name="T10" style:family="text">
      <style:text-properties officeooo:rsid="00114e05"/>
    </style:style>
    <style:style style:name="T11" style:family="text">
      <style:text-properties officeooo:rsid="0012c9b1"/>
    </style:style>
    <style:style style:name="T12" style:family="text">
      <style:text-properties officeooo:rsid="001bc82b"/>
    </style:style>
    <style:style style:name="T13" style:family="text">
      <style:text-properties officeooo:rsid="001c082a"/>
    </style:style>
    <style:style style:name="T14" style:family="text">
      <style:text-properties officeooo:rsid="001cd07f"/>
    </style:style>
    <style:style style:name="T15" style:family="text">
      <style:text-properties officeooo:rsid="00204b00"/>
    </style:style>
    <style:style style:name="T16" style:family="text">
      <style:text-properties officeooo:rsid="002505ec"/>
    </style:style>
    <style:style style:name="T17" style:family="text">
      <style:text-properties officeooo:rsid="0026ea51"/>
    </style:style>
    <style:style style:name="T18" style:family="text">
      <style:text-properties officeooo:rsid="00271dc5"/>
    </style:style>
    <style:style style:name="T19" style:family="text">
      <style:text-properties officeooo:rsid="00287dae"/>
    </style:style>
    <style:style style:name="T20" style:family="text">
      <style:text-properties officeooo:rsid="002962f5"/>
    </style:style>
    <style:style style:name="T21" style:family="text">
      <style:text-properties officeooo:rsid="002b13ee"/>
    </style:style>
    <style:style style:name="T22" style:family="text">
      <style:text-properties officeooo:rsid="002be945"/>
    </style:style>
    <style:style style:name="T23" style:family="text">
      <style:text-properties officeooo:rsid="002c43aa"/>
    </style:style>
    <style:style style:name="T24" style:family="text">
      <style:text-properties officeooo:rsid="002d4f7c"/>
    </style:style>
    <style:style style:name="T25" style:family="text">
      <style:text-properties officeooo:rsid="002e554a"/>
    </style:style>
    <style:style style:name="T26" style:family="text">
      <style:text-properties officeooo:rsid="002f059b"/>
    </style:style>
    <style:style style:name="T27" style:family="text">
      <style:text-properties officeooo:rsid="002fb6f2"/>
    </style:style>
    <style:style style:name="T28" style:family="text">
      <style:text-properties officeooo:rsid="00317b8d"/>
    </style:style>
    <style:style style:name="T29" style:family="text">
      <style:text-properties officeooo:rsid="0031c841"/>
    </style:style>
    <style:style style:name="T30" style:family="text">
      <style:text-properties officeooo:rsid="0032b862"/>
    </style:style>
    <style:style style:name="T31" style:family="text">
      <style:text-properties officeooo:rsid="00358b14"/>
    </style:style>
    <style:style style:name="T32" style:family="text">
      <style:text-properties officeooo:rsid="00359e08"/>
    </style:style>
    <style:style style:name="T33" style:family="text">
      <style:text-properties officeooo:rsid="0038e8f2"/>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lassroom Dynamics and Effective Teaching</text:p>
      <text:p text:style-name="P1"/>
      <text:p text:style-name="P1">Brain Storming:</text:p>
      <text:list text:style-name="L1">
        <text:list-item>
          <text:p text:style-name="P7">Eschew Obfuscation. <text:s/>It seems to be a habit of math teachers and professors to keep pushing the student to more and more complicated material. <text:s/>They do this with seemingly clever turns of phrase. <text:s/>Don’t. <text:s text:c="2"/>Stop asking them to “solve problems” without telling them how or at least offering them a hint. <text:s/><text:span text:style-name="T1">Stop trying to trick the student.</text:span></text:p>
        </text:list-item>
        <text:list-item>
          <text:p text:style-name="P8">Be clear. <text:s/>Communication is your responsibility. <text:s/>Just assume that if there is a failure in communication that it is your own fault. Do not be obtuse or enigmatic.</text:p>
        </text:list-item>
        <text:list-item>
          <text:p text:style-name="P9">Happy Hormones help you learn quicker and better. <text:s/>Stress hormones DO NOT bring out the best in anyone. <text:s/><text:span text:style-name="T2">Analogy, the Incredible Hulk’s energy comes spontaneously and for a short while. <text:s/>We want the students to use math as a constant tool not ‘only as a last resort’.</text:span></text:p>
        </text:list-item>
        <text:list-item>
          <text:p text:style-name="P10">Positive Discipline.</text:p>
          <text:list>
            <text:list-item>
              <text:p text:style-name="P10">The difference between discipline and punishment. <text:s/>Punishment addresses issues from the past that we cannot change, while Discipline addresses issues for a future that we hope to change.</text:p>
            </text:list-item>
          </text:list>
        </text:list-item>
        <text:list-item>
          <text:p text:style-name="P11"><text:span text:style-name="T5">Imbue </text:span>Excellence <text:span text:style-name="T5">without </text:span><text:span text:style-name="T7">demanding </text:span><text:span text:style-name="T5">Perfection</text:span>. <text:s/><text:span text:style-name="T3">Excellence is bringing out the best in your students whatever that may be. <text:s/>Perfection is pointing out the imperfections each and every time. Seeking excellence within the skill level of the student is positive, demanding perfection is </text:span><text:span text:style-name="T4">useful only to those capable of it.</text:span></text:p>
        </text:list-item>
        <text:list-item>
          <text:p text:style-name="P12">Negativity in most forms <text:span text:style-name="T6">naturally </text:span>triggers defensiveness <text:span text:style-name="T6">in the student</text:span> that interferes with the learning process.</text:p>
        </text:list-item>
        <text:list-item>
          <text:p text:style-name="P13">The Goal: Mathematical Authority. <text:s/><text:span text:style-name="T8">A Black Belt Holder is embued with a knowledge of self-defense as well as the authority to use it without permission or hesitation for the right reasons. </text:span><text:span text:style-name="T9">This authority is earned through hard work and acquired, not granted, as a transformation of character. <text:s/></text:span><text:span text:style-name="T10">It is a byproduct. <text:s/></text:span><text:span text:style-name="T11">Mathematical Authority is, likewise, acquired. <text:s/>It goes beyond confidence or agency.</text:span></text:p>
        </text:list-item>
        <text:list-item>
          <text:p text:style-name="P14">Reasonable and Constructive Assumptions:</text:p>
          <text:list>
            <text:list-item>
              <text:p text:style-name="P14">Every student can get an A in Math.</text:p>
            </text:list-item>
            <text:list-item>
              <text:p text:style-name="P14">An A is Math is NOT a genius and NOT something special. <text:s/>It is the goal of teachers that all students perform that well.</text:p>
            </text:list-item>
            <text:list-item>
              <text:p text:style-name="P14">The primary goal of each class is competency NOT expertise of the subject.</text:p>
            </text:list-item>
            <text:list-item>
              <text:p text:style-name="P15">A passing grade is minimum competency, i.e., a working if hesitant or error prone knowledge.</text:p>
            </text:list-item>
          </text:list>
        </text:list-item>
      </text:list>
      <text:p text:style-name="P2"/>
      <text:p text:style-name="P3">Positive Responses vs Negative Responses:</text:p>
      <text:list text:style-name="L2">
        <text:list-item>
          <text:p text:style-name="P16">Classroom dynamics includes both your state of mind and the student’s</text:p>
          <text:list>
            <text:list-item>
              <text:p text:style-name="P16">your state of mind is effected by stress, support from faculty, confidence in your ability to perform, public speaking, being put on the spot in front of 20 to 30 students some of which resent you lack of experience.</text:p>
            </text:list-item>
            <text:list-item>
              <text:p text:style-name="P16">Their state of mind includes being required to do something that they wouldn’t choose, being controlled their space, their time, their conduct and, perhaps worst of all, the unforgiving nature of making mistakes which are recorded and have lasting consequences and effect an unnecessary personal judgment.</text:p>
            </text:list-item>
          </text:list>
        </text:list-item>
        <text:list-item>
          <text:p text:style-name="P16">Our goal is to bring out the best in our students and sometimes the best that we can do is at least “not make it worse”.</text:p>
        </text:list-item>
        <text:list-item>
          <text:p text:style-name="P16">Not a single one of the students that I tutor in the SSSC </text:p>
          <text:list>
            <text:list-item>
              <text:p text:style-name="P16"><text:soft-page-break/>has <text:span text:style-name="T12">any </text:span>trouble with algebra or calculus. They all absorb the material very easily and can demonstrate each problem in the homework, quizzes, and tests competently. <text:s/>They are not expert but quite competent.</text:p>
            </text:list-item>
            <text:list-item>
              <text:p text:style-name="P16">Has <text:span text:style-name="T12">any </text:span>trouble working hard. <text:s/>One student studies 12 hours a week and has 4 tutors. <text:s/>Another student “loves Mathematics” and “teaches herself because the professor won’t do it for her”. <text:s/></text:p>
            </text:list-item>
            <text:list-item>
              <text:p text:style-name="P16">Nearly all of them find the atmosphere in their classroom, in one way or another, to be oppressive. <text:s/>One student says “when the professor walks in, its like the Devil walked in” even though he consciously attempts to give the professor the benefit of the doubt and all the respect that he can. <text:s/>Another student choked on a test and couldn’t continue.</text:p>
            </text:list-item>
          </text:list>
        </text:list-item>
        <text:list-item>
          <text:p text:style-name="P17">A person learns 10 times faster when they are playing. <text:s/>When people play, they do not worry about consequences, they enjoy the company of others, they are happy and feel safe. <text:s/>Put more succinctly, we are not giving the students the best education if we are not doing everything that we can to build this kind of atmosphere. <text:s/><text:span text:style-name="T13">Indeed, not by half.</text:span></text:p>
          <text:list>
            <text:list-item>
              <text:p text:style-name="P18">Furthermore, stress never brings out the best in people, at least no for the long term which is necessary for real education, particularly in mathematics. <text:s/>Math should be a tool that they happily and eagerly take with them not just through school but through life.</text:p>
            </text:list-item>
          </text:list>
        </text:list-item>
        <text:list-item>
          <text:p text:style-name="P18">Stressors, things that trigger trauma responses, are what interfere with learning. <text:s/>Triggering stress within a student is what prevents learning to happy because they no longer feel safe, no longer feel happy, and start to be concerned about consequences that they weren’t worried about before. <text:s/><text:span text:style-name="T14">Stressors are triggered and they are triggered from experiences in their path, learned responses to difficult situations.</text:span></text:p>
          <text:list>
            <text:list-item>
              <text:p text:style-name="P19">We cannot read their minds or know the triggers of their own stressors.</text:p>
            </text:list-item>
            <text:list-item>
              <text:p text:style-name="P19">Triggers do have many things in common though:</text:p>
              <text:list>
                <text:list-item>
                  <text:p text:style-name="P19">they are all associated with negative or non-positive conduct.</text:p>
                </text:list-item>
                <text:list-item>
                  <text:p text:style-name="P19">They are almost never triggered by positive, constructive conduct.</text:p>
                </text:list-item>
              </text:list>
            </text:list-item>
          </text:list>
        </text:list-item>
        <text:list-item>
          <text:p text:style-name="P19">Conclusion: <text:s/>we don’t have control over the student’s stressors but we can at least minimize triggering them with a positive and constructive attitude.</text:p>
        </text:list-item>
      </text:list>
      <text:p text:style-name="P4"/>
      <text:p text:style-name="P5">Negativity:</text:p>
      <text:list text:style-name="L3">
        <text:list-item>
          <text:p text:style-name="P20">no one likes to be wrong</text:p>
        </text:list-item>
        <text:list-item>
          <text:p text:style-name="P20">no one likes to be ignored</text:p>
        </text:list-item>
        <text:list-item>
          <text:p text:style-name="P20">no one likes to feel stupid</text:p>
        </text:list-item>
        <text:list-item>
          <text:p text:style-name="P20">no one likes intransigence</text:p>
        </text:list-item>
        <text:list-item>
          <text:p text:style-name="P20">no one likes unnecessary strictness</text:p>
        </text:list-item>
        <text:list-item>
          <text:p text:style-name="P20">no one likes feeling unforgiven</text:p>
        </text:list-item>
        <text:list-item>
          <text:p text:style-name="P20">no one likes feeling helpless in the light of authority</text:p>
        </text:list-item>
        <text:list-item>
          <text:p text:style-name="P20">no one wants to be subordinate</text:p>
        </text:list-item>
      </text:list>
      <text:p text:style-name="P5"/>
      <text:p text:style-name="P6">Positivity:</text:p>
      <text:list text:style-name="L4">
        <text:list-item>
          <text:p text:style-name="P21">Everyone likes to be rewarded.</text:p>
        </text:list-item>
        <text:list-item>
          <text:p text:style-name="P21">Everyone likes to solve problems.</text:p>
        </text:list-item>
        <text:list-item>
          <text:p text:style-name="P21">Everyone likes to be praised.</text:p>
        </text:list-item>
        <text:list-item>
          <text:p text:style-name="P21">Everyone likes to be right (even in a little way)</text:p>
        </text:list-item>
        <text:list-item>
          <text:p text:style-name="P21">Everyone respects a person who is flexible.</text:p>
        </text:list-item>
        <text:list-item>
          <text:p text:style-name="P21">forgiveness helps avoid consequences.</text:p>
        </text:list-item>
        <text:list-item>
          <text:p text:style-name="P21">Everyone wants/needs to believe that authority is their to help.</text:p>
        </text:list-item>
        <text:list-item>
          <text:p text:style-name="P21">Everyone yields to <text:span text:style-name="T15">a </text:span>teacher only to receive the gift of knowledge, <text:span text:style-name="T15">not his criticism, not his attitude, not his mood.</text:span></text:p>
        </text:list-item>
      </text:list>
      <text:p text:style-name="P6"><text:soft-page-break/></text:p>
      <text:p text:style-name="P22">Students do not feel that the work that they are given is a privilege. <text:s/>To them it seems like an unnecessary chore or even a punishment for “not following the rules”.</text:p>
      <text:p text:style-name="P22"/>
      <text:p text:style-name="P22"/>
      <text:p text:style-name="P23">More thoughts on Classroom Dynamics. <text:s/><text:span text:style-name="T16">My goal is to establish a more “art of teaching” perspective rather than a “the best way to do this chore” perspective. <text:s/></text:span><text:span text:style-name="T17">Like it or not, you are a TA or a GSA and you are an example of their experience about mathematics. <text:s/></text:span><text:span text:style-name="T18">They’ll emulate you just like the professors emulate their own professors. <text:s/></text:span><text:span text:style-name="T19">We all learn by example. <text:s/>In fact, your actions have greater effect than your words. <text:s/></text:span><text:span text:style-name="T20">You, though, are in charge and in control of your actions, if you choose to be. <text:s/></text:span><text:span text:style-name="T21">I suppose that having two sections: Internal Dynamics and External Dynamics. <text:s/>Or Dual Internal Dynamics (teacher and student).</text:span></text:p>
      <text:p text:style-name="P23"/>
      <text:p text:style-name="P24">The big point is that 50% of high school graduates show sign of emotional abuse. <text:s/>We as teachers aren’t responsible for that, of course, but it is an ingredient of the material that we have to work with. <text:s/>If we inadvertently “step on their toes” or “trigger a response” then the student is no longer learning. <text:s/><text:span text:style-name="T22">We can’t teach by “walking on eggshells”, </text:span><text:span text:style-name="T23">of course, but we minimize it to the best of our abilities. <text:s/></text:span><text:span text:style-name="T24">First all of “trigger responses” are mechanisms in each and everyone of us that start irrational thoughts and behavior. <text:s/></text:span><text:span text:style-name="T25">We aren’t thinking when we are in a trigger response. <text:s/></text:span><text:span text:style-name="T26">These can be positive and negative. <text:s/>Just go to a ballgame and look at all of the people cheering and you’ll see a positive trigger response. <text:s/></text:span><text:span text:style-name="T27">The negative trigger response, though, happens from subtle things out of </text:span><text:span text:style-name="T28">their</text:span><text:span text:style-name="T27"> control </text:span><text:span text:style-name="T28">and entirely out of our own control as teachers. <text:s/>However, respect and courtesy are the answers to triggered responses. <text:s/>That is, what trigger</text:span><text:span text:style-name="T30">s</text:span><text:span text:style-name="T28"> negative irrational responses tend to have the same things in common.</text:span></text:p>
      <text:p text:style-name="P24"/>
      <text:list text:style-name="L5">
        <text:list-item>
          <text:p text:style-name="P25"><text:span text:style-name="T30">Teacher’s behaviors that potentially trigger students so that they stop learning.</text:span></text:p>
          <text:list>
            <text:list-item>
              <text:p text:style-name="P25"><text:span text:style-name="T28">Stubbornness, Intransigence. <text:s/>An unwillingness to listen. <text:s/></text:span><text:span text:style-name="T29">Impatience. <text:s/>Condescending or dismissive behavior. <text:s/>Being unapproachable.</text:span></text:p>
            </text:list-item>
          </text:list>
        </text:list-item>
        <text:list-item>
          <text:p text:style-name="P26">Teacher’s behaviors that have the least likelihood of triggering students.</text:p>
          <text:list>
            <text:list-item>
              <text:p text:style-name="P26">Courtesy, patience, understanding. <text:s/>Respect (everyone knows what it is but most can’t define it).</text:p>
            </text:list-item>
          </text:list>
        </text:list-item>
      </text:list>
      <text:p text:style-name="P27"/>
      <text:p text:style-name="P28">The thing is that the teacher might not even be aware that a negative trigger response has occurred. <text:s/><text:span text:style-name="T31">These can be minimized, though, with </text:span><text:span text:style-name="T32">visible </text:span><text:span text:style-name="T31">courtesy and respect, flexibility, understanding and compassion.</text:span></text:p>
      <text:p text:style-name="P28"/>
      <text:p text:style-name="P29">Currently, what is the message that comes across to the students?</text:p>
      <text:list text:style-name="L6">
        <text:list-item>
          <text:p text:style-name="P30">Calculus is hard. <text:s/>An A is meant only for the special ones who “get it”.</text:p>
        </text:list-item>
        <text:list-item>
          <text:p text:style-name="P30">Calculus is fundamental and if you don’t get it you should give up.</text:p>
        </text:list-item>
        <text:list-item>
          <text:p text:style-name="P30">Teachers don’t have time to truly explain things. <text:s/>In fact, teachers don’t seem to care at all.</text:p>
        </text:list-item>
        <text:list-item>
          <text:p text:style-name="P31">Teachers just like to solve <text:span text:style-name="T33">math </text:span>problems but they never really share what they like about math.</text:p>
        </text:list-item>
        <text:list-item>
          <text:p text:style-name="P31">Teachers try to trick or set you up to fail. <text:s/></text:p>
        </text:list-item>
        <text:list-item>
          <text:p text:style-name="P31">If I do good work teachers will just give me harder work to do.</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1T05:49:45.723412820</meta:creation-date>
    <dc:date>2025-03-10T03:15:50.999507960</dc:date>
    <meta:editing-duration>P4DT1H58M51S</meta:editing-duration>
    <meta:editing-cycles>50</meta:editing-cycles>
    <meta:generator>LibreOffice/24.2.7.2$Linux_X86_64 LibreOffice_project/420$Build-2</meta:generator>
    <meta:document-statistic meta:table-count="0" meta:image-count="0" meta:object-count="0" meta:page-count="3" meta:paragraph-count="65" meta:word-count="1522" meta:character-count="8858" meta:non-whitespace-character-count="7393"/>
  </office:meta>
</office:document-meta>
</file>